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Bean.DummyBean( int ageRef , String nam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Bean.getSpo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Bean.DummyBean( String name , Object valu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Bean.DummyBean( String nam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Bea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Bean.DummyBean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Bean.DummyBean( String name , TestBean sp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